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png" manifest:full-path="Pictures/100000000000038000000154B7459BFB.png"/>
  <manifest:file-entry manifest:media-type="image/jpeg" manifest:full-path="Pictures/10000000000000C700000096D5A51FFF.jpg"/>
  <manifest:file-entry manifest:media-type="image/jpeg" manifest:full-path="Pictures/10000000000006F300000537209BB9B4.jpg"/>
  <manifest:file-entry manifest:media-type="image/jpeg" manifest:full-path="Pictures/1000000000000119000000BCD279239A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width="0.051cm" svg:stroke-color="#ff3366" draw:marker-start-width="0.381cm" draw:marker-end-width="0.381cm" draw:textarea-horizontal-align="center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g>
          <draw:frame draw:style-name="gr1" draw:text-style-name="P1" draw:layer="layout" svg:width="5.715cm" svg:height="3.81cm" svg:x="11.648cm" svg:y="-0.327cm">
            <draw:image xlink:href="Pictures/1000000000000119000000BCD279239A.jpg" xlink:type="simple" xlink:show="embed" xlink:actuate="onLoad">
              <text:p/>
            </draw:image>
          </draw:frame>
          <draw:frame draw:style-name="gr1" draw:text-style-name="P1" draw:layer="layout" svg:width="4.445cm" svg:height="3.399cm" svg:x="0.445cm" svg:y="1.665cm">
            <draw:image xlink:href="Pictures/10000000000000C700000096D5A51FFF.jpg" xlink:type="simple" xlink:show="embed" xlink:actuate="onLoad">
              <text:p/>
            </draw:image>
          </draw:frame>
          <draw:g>
            <draw:frame draw:style-name="gr1" draw:text-style-name="P1" draw:layer="layout" svg:width="8.626cm" svg:height="5.065cm" svg:x="0.78cm" svg:y="5.884cm">
              <draw:image xlink:href="Pictures/100000000000038000000154B7459BFB.png" xlink:type="simple" xlink:show="embed" xlink:actuate="onLoad">
                <text:p/>
              </draw:image>
            </draw:frame>
            <draw:line draw:style-name="gr2" draw:text-style-name="P1" draw:layer="layout" svg:x1="1.151cm" svg:y1="5.969cm" svg:x2="1.151cm" svg:y2="11.049cm">
              <text:p/>
            </draw:line>
            <draw:line draw:style-name="gr2" draw:text-style-name="P1" draw:layer="layout" svg:x1="1.551cm" svg:y1="5.969cm" svg:x2="1.551cm" svg:y2="11.049cm">
              <text:p/>
            </draw:line>
            <draw:line draw:style-name="gr2" draw:text-style-name="P1" draw:layer="layout" svg:x1="1.951cm" svg:y1="5.969cm" svg:x2="1.951cm" svg:y2="11.049cm">
              <text:p/>
            </draw:line>
            <draw:line draw:style-name="gr2" draw:text-style-name="P1" draw:layer="layout" svg:x1="2.651cm" svg:y1="5.969cm" svg:x2="2.651cm" svg:y2="11.049cm">
              <text:p/>
            </draw:line>
            <draw:line draw:style-name="gr2" draw:text-style-name="P1" draw:layer="layout" svg:x1="3.451cm" svg:y1="5.969cm" svg:x2="3.451cm" svg:y2="11.049cm">
              <text:p/>
            </draw:line>
            <draw:line draw:style-name="gr2" draw:text-style-name="P1" draw:layer="layout" svg:x1="4.551cm" svg:y1="5.969cm" svg:x2="4.551cm" svg:y2="11.049cm">
              <text:p/>
            </draw:line>
            <draw:line draw:style-name="gr2" draw:text-style-name="P1" draw:layer="layout" svg:x1="5.151cm" svg:y1="5.969cm" svg:x2="5.151cm" svg:y2="11.049cm">
              <text:p/>
            </draw:line>
            <draw:line draw:style-name="gr2" draw:text-style-name="P1" draw:layer="layout" svg:x1="5.951cm" svg:y1="5.969cm" svg:x2="5.951cm" svg:y2="11.049cm">
              <text:p/>
            </draw:line>
            <draw:line draw:style-name="gr2" draw:text-style-name="P1" draw:layer="layout" svg:x1="6.951cm" svg:y1="5.969cm" svg:x2="6.951cm" svg:y2="11.049cm">
              <text:p/>
            </draw:line>
            <draw:line draw:style-name="gr2" draw:text-style-name="P1" draw:layer="layout" svg:x1="7.751cm" svg:y1="5.969cm" svg:x2="7.751cm" svg:y2="11.049cm">
              <text:p/>
            </draw:line>
            <draw:line draw:style-name="gr2" draw:text-style-name="P1" draw:layer="layout" svg:x1="8.351cm" svg:y1="5.969cm" svg:x2="8.351cm" svg:y2="11.049cm">
              <text:p/>
            </draw:line>
          </draw:g>
          <draw:frame draw:style-name="gr1" draw:text-style-name="P1" draw:layer="layout" svg:width="7.62cm" svg:height="5.631cm" svg:x="9.97cm" svg:y="4.183cm">
            <draw:image xlink:href="Pictures/10000000000006F300000537209BB9B4.jpg" xlink:type="simple" xlink:show="embed" xlink:actuate="onLoad">
              <text:p/>
            </draw:image>
          </draw:frame>
          <draw:line draw:style-name="gr3" draw:text-style-name="P1" draw:layer="layout" svg:x1="4.028cm" svg:y1="4.653cm" svg:x2="4.89cm" svg:y2="5.969cm">
            <text:p/>
          </draw:line>
          <draw:line draw:style-name="gr4" draw:text-style-name="P1" draw:layer="layout" svg:x1="5.86cm" svg:y1="5.969cm" svg:x2="7.13cm" svg:y2="5.969cm">
            <text:p/>
          </draw:line>
          <draw:line draw:style-name="gr3" draw:text-style-name="P1" draw:layer="layout" svg:x1="6.595cm" svg:y1="5.669cm" svg:x2="9.77cm" svg:y2="5.034cm">
            <text:p/>
          </draw:line>
          <draw:line draw:style-name="gr3" draw:text-style-name="P1" draw:layer="layout" svg:x1="11.81cm" svg:y1="2.294cm" svg:x2="11.175cm" svg:y2="4.199cm">
            <text:p/>
          </draw: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8.034cm" fo:page-height="11.176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Jerome Maye</meta:initial-creator>
    <meta:creation-date>2011-05-09T13:34:28</meta:creation-date>
    <meta:generator>LibreOffice/3.3$Unix LibreOffice_project/330m19$Build-202</meta:generator>
    <dc:date>2011-05-09T14:05:27</dc:date>
    <dc:creator>Jerome Maye</dc:creator>
    <meta:editing-duration>PT31M1S</meta:editing-duration>
    <meta:editing-cycles>8</meta:editing-cycles>
    <meta:document-statistic meta:object-count="21"/>
  </office:meta>
</office:document-meta>
</file>